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1409a" fo:font-size="15pt" fo:font-style="italic" fo:font-weight="bold" officeooo:rsid="000abd74" officeooo:paragraph-rsid="000abd74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3pt" fo:font-style="italic" fo:font-weight="bold" officeooo:rsid="000abd74" officeooo:paragraph-rsid="000abd74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3pt" fo:font-style="italic" fo:font-weight="bold" officeooo:rsid="000e3b17" officeooo:paragraph-rsid="000e3b17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3pt" fo:font-style="italic" fo:font-weight="bold" officeooo:rsid="0012248b" officeooo:paragraph-rsid="0012248b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3pt" fo:font-style="italic" fo:font-weight="bold" officeooo:rsid="00141acb" officeooo:paragraph-rsid="00141acb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3pt" fo:font-style="italic" style:text-underline-style="none" fo:font-weight="bold" officeooo:rsid="0012248b" officeooo:paragraph-rsid="0012248b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0abd74" officeooo:paragraph-rsid="000abd74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0c16ed" officeooo:paragraph-rsid="000c16e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0e3b17" officeooo:paragraph-rsid="000e3b17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141acb" officeooo:paragraph-rsid="000c16e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141acb" officeooo:paragraph-rsid="00141acb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abd74" officeooo:paragraph-rsid="000abd7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c16ed" officeooo:paragraph-rsid="000abd7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e3b17" officeooo:paragraph-rsid="000e3b1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e3b17" officeooo:paragraph-rsid="000c16e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2248b" officeooo:paragraph-rsid="0012248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41acb" officeooo:paragraph-rsid="00141ac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c16ed" officeooo:paragraph-rsid="000c16e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2248b" officeooo:paragraph-rsid="0012248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0abd74" officeooo:paragraph-rsid="000abd74" style:font-size-asian="15pt" style:font-style-asian="italic" style:font-weight-asian="bold" style:font-size-complex="15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0c16ed" officeooo:paragraph-rsid="000c16ed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0e3b17" officeooo:paragraph-rsid="000e3b17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15ea64" officeooo:paragraph-rsid="0015ea64" style:font-size-asian="15pt" style:font-style-asian="italic" style:font-weight-asian="bold" style:font-size-complex="15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5pt" fo:font-style="italic" style:text-underline-style="none" fo:font-weight="bold" officeooo:rsid="00141acb" officeooo:paragraph-rsid="00141acb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font-style="italic" fo:font-weight="bold" officeooo:rsid="0015ea64" officeooo:paragraph-rsid="0015ea64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font-style="italic" fo:font-weight="bold" officeooo:rsid="0016f44f" officeooo:paragraph-rsid="0016f44f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15ea64" officeooo:paragraph-rsid="0015ea64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16f44f" officeooo:paragraph-rsid="0016f44f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6f44f" officeooo:paragraph-rsid="0015ea6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6f44f" officeooo:paragraph-rsid="0016f44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e3b17" style:font-style-asian="normal" style:font-weight-asian="normal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0c16e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6f44f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0fed53"/>
    </style:style>
    <style:style style:name="T8" style:family="text">
      <style:text-properties officeooo:rsid="0012248b"/>
    </style:style>
    <style:style style:name="T9" style:family="text">
      <style:text-properties officeooo:rsid="00141acb"/>
    </style:style>
    <style:style style:name="T10" style:family="text">
      <style:text-properties officeooo:rsid="0017f7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ine 3 Décembre</text:p>
      <text:p text:style-name="P1"/>
      <text:p text:style-name="P20">16/12/<text:span text:style-name="T10">19</text:span></text:p>
      <text:p text:style-name="P1"/>
      <text:p text:style-name="P1"/>
      <text:p text:style-name="P7">Objectifs et livrables du jour:</text:p>
      <text:p text:style-name="P7"/>
      <text:p text:style-name="P7">-<text:span text:style-name="T1"> Continuation sur le projet Micro-pousse</text:span></text:p>
      <text:p text:style-name="P12">- Réalisation du dictionnaires des données</text:p>
      <text:p text:style-name="P12">- Faire le modèle conceptuelle</text:p>
      <text:p text:style-name="P12"/>
      <text:p text:style-name="P2">Outils utilisés:</text:p>
      <text:p text:style-name="P2"/>
      <text:p text:style-name="P2">- <text:span text:style-name="T4">LibreOffice Calc</text:span></text:p>
      <text:p text:style-name="P12"/>
      <text:p text:style-name="P12"/>
      <text:p text:style-name="P7">Difficultés rencontrés:</text:p>
      <text:p text:style-name="P7"/>
      <text:p text:style-name="P2"><text:span text:style-name="T3">-</text:span><text:span text:style-name="T5"> Trouver les bonnes entités</text:span></text:p>
      <text:p text:style-name="P13"/>
      <text:p text:style-name="P21">17/12/<text:span text:style-name="T10">19</text:span></text:p>
      <text:p text:style-name="P21"/>
      <text:p text:style-name="P8">Objectifs et livrables du jour:</text:p>
      <text:p text:style-name="P8"/>
      <text:p text:style-name="P8">-<text:span text:style-name="T2">Continuation sur le projet micro pousse finition du dictionnaires des données, commencement de la réalisation du modèle conceptuelle des données</text:span></text:p>
      <text:p text:style-name="P15">-Alimentation du trello </text:p>
      <text:p text:style-name="P15"/>
      <text:p text:style-name="P3">Outils utilisés:</text:p>
      <text:p text:style-name="P3"/>
      <text:p text:style-name="P14">- Papiers et utilisation de Workbench</text:p>
      <text:p text:style-name="P14"/>
      <text:p text:style-name="P3">Difficultés rencontrés:</text:p>
      <text:p text:style-name="P3"/>
      <text:p text:style-name="P14">- Se mettre d’accord sur les entités</text:p>
      <text:p text:style-name="P14"/>
      <text:p text:style-name="P22">18/12</text:p>
      <text:p text:style-name="P22"/>
      <text:p text:style-name="P9">Objectifs et livrables du jour:</text:p>
      <text:p text:style-name="P9"/>
      <text:p text:style-name="P14">- <text:span text:style-name="T7">Réalisation du modèle conceptuelle, et relationnelle</text:span></text:p>
      <text:p text:style-name="P14">- <text:span text:style-name="T8">Finalisation du projet</text:span></text:p>
      <text:p text:style-name="P14"/>
      <text:p text:style-name="P4">Outils utilisé:</text:p>
      <text:p text:style-name="P4"/>
      <text:p text:style-name="P16">- Workbench</text:p>
      <text:p text:style-name="P18">- <text:span text:style-name="T8">LibreOffice</text:span></text:p>
      <text:p text:style-name="P18"/>
      <text:p text:style-name="P18"/>
      <text:p text:style-name="P6"><text:soft-page-break/>Difficultés rencontrés:</text:p>
      <text:p text:style-name="P6"/>
      <text:p text:style-name="P19">- Pause <text:span text:style-name="T9">des cardinalités</text:span></text:p>
      <text:p text:style-name="P19"/>
      <text:p text:style-name="P24">19/12</text:p>
      <text:p text:style-name="P10"/>
      <text:p text:style-name="P11">Objectifs et livrables du jour:</text:p>
      <text:p text:style-name="P11"/>
      <text:p text:style-name="P17">- Terminaison du projet avec Workbench, mise en dépôt sur Git</text:p>
      <text:p text:style-name="P17">- Aménagement de sa RoadMap sur Trello</text:p>
      <text:p text:style-name="P17">- Approfondissement d’acquisition de Read the docs</text:p>
      <text:p text:style-name="P17"/>
      <text:p text:style-name="P17"/>
      <text:p text:style-name="P11">Outils utilisés:</text:p>
      <text:p text:style-name="P11"/>
      <text:p text:style-name="P5"><text:span text:style-name="T3">- </text:span><text:span text:style-name="T4">Workbench</text:span></text:p>
      <text:p text:style-name="P17">- Trello</text:p>
      <text:p text:style-name="P17">- Github</text:p>
      <text:p text:style-name="P17"/>
      <text:p text:style-name="P11">Difficultés rencontrés:</text:p>
      <text:p text:style-name="P11"/>
      <text:p text:style-name="P17">- Acquisition de la pratique de read the docs</text:p>
      <text:p text:style-name="P17"/>
      <text:p text:style-name="P23">20/12(Orienté business)</text:p>
      <text:p text:style-name="P17"/>
      <text:p text:style-name="P27">Objectifs et livrables du jour:</text:p>
      <text:p text:style-name="P27"/>
      <text:p text:style-name="P25"><text:span text:style-name="T3">-</text:span><text:span text:style-name="T4"> Activité sur Trello </text:span><text:span text:style-name="T6">visualisation des roadmap de chacun, présentation des prochains logiciels à voir</text:span></text:p>
      <text:p text:style-name="P29">- Démarrer la bibliothèque sur Read the docs</text:p>
      <text:p text:style-name="P29"/>
      <text:p text:style-name="P28">Outils utilisés:</text:p>
      <text:p text:style-name="P28"/>
      <text:p text:style-name="P26"><text:span text:style-name="T3">-</text:span><text:span text:style-name="T4"> Trello</text:span></text:p>
      <text:p text:style-name="P30">- Read the docs</text:p>
      <text:p text:style-name="P30"/>
      <text:p text:style-name="P3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34:53.606026310</meta:creation-date>
    <dc:date>2020-01-03T15:01:36.177859659</dc:date>
    <meta:editing-duration>P1DT17H40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201" meta:character-count="1310" meta:non-whitespace-character-count="1153"/>
  </office:meta>
</office:document-meta>
</file>